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text-position="0% 100%" style:font-name="Times New Roman" style:text-underline-style="none"/>
    </style:style>
    <style:style style:name="T5" style:family="text">
      <style:text-properties style:font-name="Times New Roman1"/>
    </style:style>
    <style:style style:name="T6" style:family="text">
      <style:text-properties style:font-name="Times New Roman"/>
    </style:style>
    <style:style style:name="T7" style:family="text">
      <style:text-properties style:text-position="super 58%" style:font-name="Times New Roman"/>
    </style:style>
    <style:style style:name="T8" style:family="text">
      <style:text-properties style:text-position="super 58%" style:font-name="Times New Roman" style:text-underline-style="none"/>
    </style:style>
    <style:style style:name="T9" style:family="text">
      <style:text-properties style:text-position="0% 100%" style:font-name="Times New Roman"/>
    </style:style>
    <style:style style:name="T10" style:family="text">
      <style:text-properties style:text-position="0% 100%" style:font-name="Times New Roman" style:text-underline-style="solid" style:text-underline-width="auto" style:text-underline-color="font-color"/>
    </style:style>
    <style:style style:name="T11" style:family="text">
      <style:text-properties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9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An address on <text:span text:style-name="T2">the</text:span> Parashat Vaihi/</text:p>
      <text:p text:style-name="P6"/>
      <text:p text:style-name="P6">[Page 1]</text:p>
      <text:p text:style-name="P6">Dear Brethren! <text:s/>In pondering on the section of this sabbath, I am/ reminded of a maxim of our sages in the Mishn<text:span text:style-name="T5">á</text:span><text:span text:style-name="T6">. <text:s/>It is the/ following [Hebrew] "Know what to answer the unbe-/liever". <text:s/>The application of this Rabbinical apothegm on the/ subject of my meditation, will become apparent to those, who have/ read the productions of modern critics on our Bible; for, among/ the passages, which they pitilessly dissect in quest of </text:span><text:span text:style-name="T3">imperfection</text:span><text:span text:style-name="T6"> blemishes,/ the prophetic benediction of Jacob has not escaped the poignancy/ of their skeptical analysis. <text:s/>They who carp at seeming in-/-congruities, in order to disprove the authenticity of Holy Writ,/ could not concede the genuineness of the 49</text:span><text:span text:style-name="T7">th</text:span><text:span text:style-name="T9"> Chapter of the book/ of Genesis. <text:s/>Guided by human criticism, they not alone/ deny the sainted patriarch the knowledge of future events, but/ likewise the ability of couching his words in a poetical strain./ <text:s/>They cannot conceive how at an advanced age, when the men-/-tal faculties are impaired, and at a moment when every/ thought should be centred in that of approaching death,/ an effusion so sublime could have been poured forth./ <text:s/>Yet, their reasoning is futile, so futile that it does not require/ much acumen, to </text:span><text:span text:style-name="T10">demonstrate it</text:span><text:span text:style-name="T11"> such. <text:s/>We will not--as upon/ a former occasion--descant on every historical incident/</text:span></text:p>
      <text:p text:style-name="P6"><text:span text:style-name="T11"/></text:p>
      <text:p text:style-name="P6"><text:span text:style-name="T11">[Page 2]</text:span></text:p>
      <text:p text:style-name="P6"><text:span text:style-name="T11">prognosticated in the blessing that Jacob bestowed on his children,/ conformably with their various </text:span><text:soft-page-break/><text:span text:style-name="T11">aptitudes, but not satisfied with a/ mere cursory view of the context, in order to discover whether it bears/ indications of its authenticity. <text:s/>And as we begin our research,/ the truth opens itself to our intellects in all its </text:span><text:span text:style-name="T4">brightness</text:span><text:span text:style-name="T11"> radiancy[sic!]; for,/ if the presumption of the hyper-critics be admitted, that the/ chapter </text:span><text:span text:style-name="T4">in question</text:span><text:span text:style-name="T11"> under consideration--having emanated from the pen of an unknown/ writer, is of less antiquity than that universally credited, a grave/ question will suggest itself to our mind. <text:s/>We would ask: who, at any/ period subsequent to the selection of the twelve Israelitish tribes at/ the fort of Sinai, could have ventured to asperse the character of sundry/ of the ancient fathers? <text:s/>Would Moses, for instance, have per-/-petuated the memory of the incestuous act committed by Reuben,/ which divested him of the right of primogeniture, unless the right-/-eous patriarch had thus spoken and decreed "Unstable as water thou/ shalt not </text:span><text:span text:style-name="T10">excell</text:span><text:span text:style-name="T11">[sic!], because thou wenttest up to thy father's couch?".../ <text:s/>Would the divine legislator have imprecated the violence of Simeon,/--exhibited in vindication of his sister's outraged honor,--and more espe-/-cially that of Levy, whose progeny had been constituted ministers/ of the sanctuary, if the hoary-headed parent had not reverted/ in terms of abhorrence to the demeanour of his two sons/</text:span></text:p>
      <text:p text:style-name="P6"><text:span text:style-name="T11"/></text:p>
      <text:p text:style-name="P6"><text:span text:style-name="T11">[Page 3]</text:span></text:p>
      <text:p text:style-name="P6"><text:span text:style-name="T11">towards the inhabitants of Shechem! <text:s/>O my soul come not unto their/ secret, O my honor, be not united in their assemblage, for in their/ anger they slew man". <text:s/>Is it not more probable, on the con-/-trary, that the tribe hallowed by the Lord, would have erased a pas-/-sage unauthoritatively added in the law committed to their vigi-/-lance, and which moreover cast obloquy on their progenitor?/ <text:s/>And the later we date the origin of that beautiful episode, which/ adorns the last pages of Genesis, the greater would be the diffi-/-culties to be encountered in reconciling it with any hypothesis of ours for,/ if on account of the poetical excellencies wherewith it abounds, it/ be transferred to the age of David and Solomon, when the Hebrew/ language had reached its apex, we cannot fail to perceive that/ the lofty and momentous position assigned to the Levites by those/ two monarchs, would have, even more successfully, guarded against/ the interpolation. <text:s/>The first book of Chronicles relates, that/ twenty four thousand of the descendants of Levy, were to oversee/ the work of the house of the Eternal, that six thousand were/ appointed officers and judges, and many others had become guardians/ and singers in the newly erected Temple. <text:s/>And if we reflect that/ also that vast number of individuals invested with sacerdotal func-/-tions, derived their extraction from the same lineal stock, we/</text:span></text:p>
      <text:p text:style-name="P6"><text:span text:style-name="T11"/></text:p>
      <text:p text:style-name="P6"><text:span text:style-name="T11">[Page 4]</text:span></text:p>
      <text:p text:style-name="P6"><text:span text:style-name="T11">cannot but acknowledge the impracticability of </text:span><text:span text:style-name="T4">wedding</text:span><text:span text:style-name="T11"> spuriously engrafting aught/ into the Pentateuch derogatory of their parentage./</text:span></text:p>
      <text:p text:style-name="P6"><text:span text:style-name="T11">Should, however, the chapter at issue be ascribed to Helkiah the/ priest, whom many an infidel (without a shadow of argument)/ charges with having concocted the entire law, then the outpouring/ of so much tenderness coined towards Joseph, would indeed be alike/ preposterous and ill-timed. <text:s/>How could the blessings intended/ to have surpassed all those granted by Jacob's ancestors to their/ progeny, even [Hebrew] as highly "as the utmost bounds of the/ everlasting hills", be applicable to a tribe, whose glory the armies/ of Assyria had, a century before, levelled[sic!] with the earth? <text:s/>If an/ augury expressed with so much fervour had been directed to Judah,/ that still weilded[sic!] </text:span><text:span text:style-name="T4">weilded</text:span><text:span text:style-name="T11"> a mighty power, the suspicion wrongfully/ attached to the high-priest aforenamed, might possess some plau-/sibleness, but when </text:span><text:span text:style-name="T4">the</text:span><text:span text:style-name="T11"> wishes </text:span><text:span text:style-name="T4">of</text:span><text:span text:style-name="T11"> for an incessant happiness are tendered to/ a race already extinct in </text:span><text:span text:style-name="T4">those</text:span><text:span text:style-name="T11"> his days, it would be impious folly/ to persist in </text:span><text:span text:style-name="T4">[?]</text:span><text:span text:style-name="T11"> imputing to Helkiah the invention of that passage./ <text:s/>I am also fully aware that some among modern critics have/ been so far misled in their skepticism, as to call Ezra, who restored/ the captives of Chaldea to the promised land, the sole author of/</text:span></text:p>
      <text:p text:style-name="P6"><text:span text:style-name="T11"/></text:p>
      <text:p text:style-name="P6"><text:span text:style-name="T11">[Page 5]</text:span></text:p>
      <text:p text:style-name="P6"><text:soft-page-break/><text:span text:style-name="T11">the Scriptures, but without even pausing to refute an assertion un-/-tenable in every respect, I would simply observe, touching the subject/ of our inquiry, that the total dissimilarity of style and language be-/-tween the book named after that benefactor of our nation, and the/ patriarchal benediction, would be superadded to the difficulties advan-/-ced above, by a concurrence in the opinion just-cited. <text:s/>While the/ 49</text:span><text:span text:style-name="T8">th</text:span><text:span text:style-name="T11"> Chapter of Genesis--irrespective of the prophetic verities it contains,--/is an admirable memento of terseness and elegance of diction, the/ writings of Ezra unmistakably display a decline of Hebrew literature/ verily, my friends! that chapter placed </text:span><text:span text:style-name="T10">but</text:span><text:span text:style-name="T11"> where it now stands, would/ be a plant which evinces its exotic nature by refusing to reward with/ its blossoms our incessant cares. <text:s/>No, all the strenuous efforts of criticism/ to stamp it as an interpolation, have been abortive, for, if removed/ to a period posterior to the demise of the righteous Jacob, it loses its/ significance and import. <text:s/>Nor should our belief in its au-/-thenticity flag under the thought of the critical situation and decre-/-pitude of the speaker. <text:s/>On the contrary, that consideration ought to/ lend new force unto it, for, doubtless, the future of the twelve tribes </text:span><text:span text:style-name="T4">his children</text:span><text:span text:style-name="T11"> and/ their return to Canaan, was not a transitory reflection, but an idea/ </text:span><text:span text:style-name="T4">he</text:span><text:span text:style-name="T11"> cherished during the seventeen years of foreign sojourn, by him/</text:span></text:p>
      <text:p text:style-name="P6"><text:span text:style-name="T11"/></text:p>
      <text:p text:style-name="P6"><text:span text:style-name="T11">[Page 6]</text:span></text:p>
      <text:p text:style-name="P6"><text:span text:style-name="T11">who had been promised "to spread abroad to the west and to the east, to/ the north and to the south". <text:s/>And the glorious imageries[sic!] which had/ so long enlivened his spirit, when kindled by a divine afflatus,/ assumed at the solemn hour of death a prophetic vision, and a lan-/-guage of superhuman ardour./</text:span></text:p>
      <text:p text:style-name="P6"><text:span text:style-name="T11">This much have I deemed proper to say, not because I fear that any/ among my hearers may be tainted with the errors which the works/ of modern critics have striven to disseminate, but to warn my </text:span><text:span text:style-name="T4">youth-</text:span><text:span text:style-name="T11">/</text:span><text:span text:style-name="T4">ful</text:span><text:span text:style-name="T11"> junior brethren, who may be induced to scan those pages, not/ to receive as a dictum their specious arguing, for, it is even as our/ sages have told us, that in the very biblical passage at which infidels cavil,/ a strong refutation can be found against them. <text:s/>Yet, it will not be by listening/ to a weekly recital of the Pentateuch, or to occasional strictures thereon, that/ </text:span><text:span text:style-name="T4">will be discerned</text:span><text:span text:style-name="T11"> we shall detect the falsity of doctrines which have unhappily obtained in/ our days many disciples, </text:span><text:span text:style-name="T10">it is by dint of serious studies</text:span><text:span text:style-name="T11">. <text:s/>Wherefore the/ maxim of our Rabbins that I chose for my text is preceded by another/ which recommends to ponder sedulously on the law of God [Hebrew]/ [Hebrew], that is, if it be thy wish to learn how to answer/ the unbeliever, thou must seek that knowledge in the volumes of/ truth. <text:s/>Oh! that such desire were experienced by </text:span><text:span text:style-name="T10">our</text:span><text:span text:style-name="T11"> youths, for, while/ engaged to strengthen themselves in their ancestral faith, they would/ also grow wisely beneficent and spiritually religious!!!/</text:span></text:p>
      <text:p text:style-name="P6"><text:span text:style-name="T11"/></text:p>
      <text:p text:style-name="P6"><text:span text:style-name="T11">[Page 7]<text:line-break/>Beneficent Lord! <text:s/>On this Sabbath, that we complete the perusal of that/ heavenly volume, wherein the lives of sainted men are truthfully recorded,/ we beseech thy mercy, that the noble example they exhibit they become/ the polar-star, by which we may be guided on earth. <text:s/>May we, when/ reflecting on the godliness of Abraham our father, on the [?] of Isaac,/ and the pious fortitude of Jacob, feel that we also are deeply imbued with/ love for Thee, with kindliness towards all thy creatures, and with submission/ to thy inscrutable will. <text:s/>Grant O Lord! that the virtues, which/ pre-eminently adorned the character of Rachel's first darling son, may/ be engrafted in the breasts of our cherished offspring. <text:s/>May they, like/ Joseph, resist the allurements of the impious, solely to follow integrity/ and righteousness. <text:s/>May his forgiving spirit, and his profound/ reverence be copied by our children. <text:s/>Oh! may the exquisite/ feelings of filial attachment which that doting son of Jacob evinced/ towards his aged parent, sweeten also the winter of </text:span><text:span text:style-name="T10">our</text:span><text:span text:style-name="T11"> years./ <text:s/>His eagerness in anticipating the desires and wants of the decrepid[sic!]/ patriarch, his devotion in executing his last bidding, the tokens of/ homage which he paid to his memory, may be the model, on which/ our sons and daughters, will shape their demeanour towards the/ authors of their life, and the guardians of their tender age, for, then/ shall we acknowledge ourselves </text:span><text:span text:style-name="T10">happy</text:span><text:span text:style-name="T11">, when "our seed shall be known/ among the gentiles, &amp; our offspring arming the people, &amp; all </text:span><text:soft-page-break/><text:span text:style-name="T11">that see them/ shall proclaim that they are the progeny whom the Lord hath blessed" </text:span><text:span text:style-name="T4">Amen.</text:span><text:span text:style-name="T11">/</text:span></text:p>
      <text:p text:style-name="P6"><text:span text:style-name="T11"/></text:p>
      <text:p text:style-name="P6"><text:span text:style-name="T11">[Note: The following is written in the left margin, near the bottom of the page.]</text:span></text:p>
      <text:p text:style-name="P6"><text:span text:style-name="T11">May this be thy gracious will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25T14:30:49.25</meta:creation-date>
    <meta:document-statistic meta:table-count="0" meta:image-count="0" meta:object-count="0" meta:page-count="5" meta:paragraph-count="79" meta:word-count="1848" meta:character-count="11565"/>
    <dc:date>2012-04-25T15:17:52.11</dc:date>
    <dc:creator>Penn Libraries</dc:creator>
    <meta:editing-duration>PT00H14M22S</meta:editing-duration>
    <meta:editing-cycles>1</meta:editing-cycles>
    <meta:generator>OpenOffice.org/3.2$Win32 OpenOffice.org_project/320m12$Build-9483</meta:generator>
  </office:meta>
</office:document-meta>
</file>